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JAAL 1.1 for Dijkstra’s algorith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key-value type reference to graph</text:p>
          </table:table-cell>
          <table:table-cell/>
          <table:table-cell office:value-type="string" calcext:value-type="string">
            <text:p>Prevent overgeneralization and discard this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Already implemented: a matrix contains nodes which may contain key-value pairs. Complex enough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: click, grade, undo events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 table:number-columns-repeated="2"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5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6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4:05:11.646712556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5T17:14:40.617151654</dc:date>
    <meta:editing-duration>PT2H16M46S</meta:editing-duration>
    <meta:editing-cycles>13</meta:editing-cycles>
    <meta:generator>LibreOffice/6.4.7.2$Linux_X86_64 LibreOffice_project/40$Build-2</meta:generator>
    <meta:document-statistic meta:table-count="2" meta:cell-count="109" meta:object-count="0"/>
  </office:meta>
</office:document-meta>
</file>